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/>
    </style:style>
    <style:style style:name="P2" style:family="paragraph" style:parent-style-name="Preformatted_20_Text">
      <style:text-properties style:font-name="Liberation Sans" fo:font-size="14pt" fo:font-weight="bold" officeooo:rsid="004be270" officeooo:paragraph-rsid="004be270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ans" officeooo:rsid="004be270" officeooo:paragraph-rsid="004be270"/>
    </style:style>
    <style:style style:name="P4" style:family="paragraph" style:parent-style-name="Preformatted_20_Text" style:list-style-name="L1">
      <style:text-properties style:font-name="Liberation Sans" officeooo:rsid="004be270" officeooo:paragraph-rsid="004be27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4e49b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ummary of Shortcuts</text:p>
      <text:p text:style-name="P1"/>
      <text:list text:style-name="L1">
        <text:list-item>
          <text:p text:style-name="P4"><text:span text:style-name="T1">CTRL+n</text:span> – Enables users to cycle through Mail Summary and Mail Message panes and use keyboard to scroll through mails and text instead of mouse.</text:p>
        </text:list-item>
        <text:list-item>
          <text:p text:style-name="P4"><text:span text:style-name="T1">F2</text:span> – Allows users to select folder with mail archive files.</text:p>
        </text:list-item>
        <text:list-item>
          <text:p text:style-name="P4"><text:span text:style-name="T1">CTRL+f </text:span>- <text:s/>Allows users to perform basic search.</text:p>
        </text:list-item>
        <text:list-item>
          <text:p text:style-name="P4"><text:span text:style-name="T1">F3</text:span> – Allows users to continue <text:span text:style-name="T2">basic </text:span>search and find next match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5-24T00:26:54.003000000</dc:date>
    <meta:editing-duration>PT3H36M39S</meta:editing-duration>
    <meta:editing-cycles>41</meta:editing-cycles>
    <meta:document-statistic meta:table-count="0" meta:image-count="0" meta:object-count="0" meta:page-count="1" meta:paragraph-count="5" meta:word-count="60" meta:character-count="340" meta:non-whitespace-character-count="285"/>
  </office:meta>
</office:document-meta>
</file>